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fr1" style:family="graphic" style:parent-style-name="OLE">
      <style:graphic-properties style:wrap="none" style:vertical-pos="from-top" style:vertical-rel="paragraph" style:horizontal-pos="from-left" style:horizontal-rel="paragraph" fo:background-color="#ffffff" style:background-transparency="0%" fo:padding="0.0102in" fo:border="none" draw:ole-draw-aspect="1">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d-Of-Proposal Memo</text:p>
      <text:p text:style-name="P1"/>
      <text:p text:style-name="P2">We used various tools to keep the project running on schedule. We used GIT to add, change, and pull files from a repository. GIT is a source code management project that each team member was expected to use. <text:s/>We used this because it would be more efficient to have all our files in a repository so that all the group members could have easy access to everything. E-Mail was also commonly used to send files to team members. OpenOffice was also used. OpenOffice Writer was used for our text documents, OpenOffice Calc for spreadsheets, and OpenOffice Impress for our presentation.</text:p>
      <text:p text:style-name="P2"/>
      <text:p text:style-name="P2">Wesley Tredinnick – When working in groups, a team member should make clear which portion of an assignment they will be doing. Any group work that previously took place in a class was at most 2 people. With more people in a group it is required that each team member make clear what they will be working on. Otherwise, certain tasks may remain incomplete or too many resources will be unnecessarily spent on a task. Also, there were various concerns I had that I could not recall from a class. For example, I was unsure how to clamp down the signal if the input voltage was too high. In class we could control the voltage, but when designing hardware, I was unsure how to make sure the system wouldn't be fried if the user had too high of an input voltage. </text:p>
      <text:p text:style-name="P2"/>
      <text:p text:style-name="P2">To engineers undertaking similar proposals in the future, we recommend that before beginning the proposal, clearly state who is responsible for what portions of the proposal. This will avoid any last minute confusion or incomplete parts. Also, try to focus more attention on what components will be required to build this project and know the exact parts. Knowing this information will give the group a better idea of the cost estimate.</text:p>
      <text:p text:style-name="P2"/>
      <text:p text:style-name="P2"/>
      <text:p text:style-name="P3">RASI Chart</text:p>
      <text:p text:style-name="P3"><draw:frame draw:style-name="fr1" draw:name="Object1" text:anchor-type="char" svg:x="0.7598in" svg:y="0.0374in" svg:width="5.4055in" svg:height="1.0547in" draw:z-index="0"><draw:object xlink:href="./Object 1" xlink:type="simple" xlink:show="embed" xlink:actuate="onLoad"/><draw:image xlink:href="./ObjectReplacements/Object 1"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04T15:27:25.49</meta:creation-date>
    <meta:generator>OpenOffice.org/3.0$Win32 OpenOffice.org_project/300m9$Build-9358</meta:generator>
    <dc:date>2008-12-04T16:42:21.53</dc:date>
    <meta:editing-duration>PT01H14M50S</meta:editing-duration>
    <meta:editing-cycles>26</meta:editing-cycles>
    <meta:document-statistic meta:table-count="0" meta:image-count="0" meta:object-count="1" meta:page-count="1" meta:paragraph-count="5" meta:word-count="316" meta:character-count="18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571in"/>
    </style:style>
    <style:style style:name="co2"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size="20pt" style:font-size-asian="20pt" style:font-size-complex="20pt"/>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print="false">
        <table:table-column table:style-name="co1" table:default-cell-style-name="Default"/>
        <table:table-column table:style-name="co2" table:number-columns-repeated="4" table:default-cell-style-name="ce2"/>
        <table:table-row table:style-name="ro1">
          <table:table-cell/>
          <table:table-cell table:style-name="Default" table:number-columns-repeated="4"/>
        </table:table-row>
        <table:table-row table:style-name="ro2">
          <table:table-cell/>
          <table:table-cell table:style-name="ce1" office:value-type="string">
            <text:p>R</text:p>
          </table:table-cell>
          <table:table-cell table:style-name="ce1" office:value-type="string">
            <text:p>A</text:p>
          </table:table-cell>
          <table:table-cell table:style-name="ce1" office:value-type="string">
            <text:p>S</text:p>
          </table:table-cell>
          <table:table-cell table:style-name="ce1" office:value-type="string">
            <text:p>I</text:p>
          </table:table-cell>
        </table:table-row>
        <table:table-row table:style-name="ro1">
          <table:table-cell office:value-type="string">
            <text:p>Multimeter</text:p>
          </table:table-cell>
          <table:table-cell office:value-type="string">
            <text:p>WT</text:p>
          </table:table-cell>
          <table:table-cell office:value-type="string">
            <text:p>JL</text:p>
          </table:table-cell>
          <table:table-cell office:value-type="string">
            <text:p>DP</text:p>
          </table:table-cell>
          <table:table-cell/>
        </table:table-row>
        <table:table-row table:style-name="ro1">
          <table:table-cell office:value-type="string">
            <text:p>Oscilloscope</text:p>
          </table:table-cell>
          <table:table-cell office:value-type="string">
            <text:p>DP</text:p>
          </table:table-cell>
          <table:table-cell office:value-type="string">
            <text:p>JL</text:p>
          </table:table-cell>
          <table:table-cell office:value-type="string">
            <text:p>WT</text:p>
          </table:table-cell>
          <table:table-cell office:value-type="string">
            <text:p>JL</text:p>
          </table:table-cell>
        </table:table-row>
        <table:table-row table:style-name="ro1">
          <table:table-cell office:value-type="string">
            <text:p>Communication Subsystem</text:p>
          </table:table-cell>
          <table:table-cell office:value-type="string">
            <text:p>TG</text:p>
          </table:table-cell>
          <table:table-cell office:value-type="string">
            <text:p>JL</text:p>
          </table:table-cell>
          <table:table-cell/>
          <table:table-cell office:value-type="string">
            <text:p>JL</text:p>
          </table:table-cell>
        </table:table-row>
        <table:table-row table:style-name="ro1">
          <table:table-cell office:value-type="string">
            <text:p>Control Subsystem</text:p>
          </table:table-cell>
          <table:table-cell office:value-type="string">
            <text:p>JL</text:p>
          </table:table-cell>
          <table:table-cell/>
          <table:table-cell office:value-type="string">
            <text:p>TG, DP</text:p>
          </table:table-cell>
          <table:table-cell office:value-type="string">
            <text:p>WT</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04">12/04/2008</text:date>, <text:time>15:56:26</text:time></text:p>
        </style:region-right>
      </style:header>
      <style:header-left style:display="false"/>
      <style:footer>
        <text:p>Page <text:page-number>1</text:page-number> / <text:page-count>99</text:page-count></text:p>
      </style:footer>
      <style:footer-left style:display="false"/>
    </style:master-page>
  </office:master-styles>
</office:document-styles>
</file>